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25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95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91mm" fo:break-before="auto" style:use-optimal-row-height="true"/>
    </style:style>
    <style:style style:name="ro3" style:family="table-row">
      <style:table-row-properties style:row-height="24.85mm" fo:break-before="auto" style:use-optimal-row-height="true"/>
    </style:style>
    <style:style style:name="ro4" style:family="table-row">
      <style:table-row-properties style:row-height="61.3mm" fo:break-before="auto" style:use-optimal-row-height="true"/>
    </style:style>
    <style:style style:name="ro5" style:family="table-row">
      <style:table-row-properties style:row-height="53.2mm" fo:break-before="auto" style:use-optimal-row-height="true"/>
    </style:style>
    <style:style style:name="ro6" style:family="table-row">
      <style:table-row-properties style:row-height="20.81mm" fo:break-before="auto" style:use-optimal-row-height="true"/>
    </style:style>
    <style:style style:name="ro7" style:family="table-row">
      <style:table-row-properties style:row-height="65.63mm" fo:break-before="auto" style:use-optimal-row-height="true"/>
    </style:style>
    <style:style style:name="ro8" style:family="table-row">
      <style:table-row-properties style:row-height="41.05mm" fo:break-before="auto" style:use-optimal-row-height="true"/>
    </style:style>
    <style:style style:name="ro9" style:family="table-row">
      <style:table-row-properties style:row-height="8.66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pullRequestURL</text:p>
          </table:table-cell>
          <table:table-cell table:style-name="ce1" office:value-type="string" calcext:value-type="string">
            <text:p>diffs</text:p>
          </table:table-cell>
          <table:table-cell table:style-name="ce1" office:value-type="string" calcext:value-type="string">
            <text:p>nonTrivialPartitions</text:p>
          </table:table-cell>
          <table:table-cell table:style-name="ce1" office:value-type="string" calcext:value-type="string">
            <text:p>trivialPartition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<text:a xlink:href="https://github.com/junit-team/junit/pull/834" xlink:type="simple">https://github.com/junit-team/junit/pull/834</text:a>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pull request is a refactoring where several variables were renamed.</text:p>
            <text:p/>
            <text:p>Some of the variable renames that ended up in TPs were: </text:p>
            <text:p>- Local variables</text:p>
            <text:p>- Function arguments</text:p>
            <text:p/>
            <text:p>Def-use and use-use relationship can't detect such renaming patterns.</text:p>
          </table:table-cell>
        </table:table-row>
        <table:table-row table:style-name="ro3">
          <table:table-cell office:value-type="string" calcext:value-type="string">
            <text:p><text:a xlink:href="https://github.com/spring-projects/spring-framework/pull/449" xlink:type="simple">https://github.com/spring-projects/spring-framework/pull/449</text:a>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P[1, 5, 7, 8, 10, 11]: contains an class with no body that just inherits from another and adds behavior through annotations</text:p>
            <text:p/>
            <text:p>TP[2, 3, 4, 6, 12]: contains just the header of class declaration (public class X …)</text:p>
            <text:p/>
            <text:p>TP9: Default constructor of a test class</text:p>
          </table:table-cell>
        </table:table-row>
        <table:table-row table:style-name="ro4">
          <table:table-cell office:value-type="string" calcext:value-type="string">
            <text:p><text:a xlink:href="https://github.com/netty/netty/pull/2578" xlink:type="simple">https://github.com/netty/netty/pull/2578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st TPs consist of an annotation which was replaced by another. Moreover, the definition of this new annotation is not present in the pull request.</text:p>
            <text:p/>
            <text:p>TP[4, 12, 16, 19]: The type of a variable was changed, but not the code that uses this variable since the interface wasn't changed.</text:p>
            <text:p/>
            <text:p>TP8: The access modifier of a constructor was changed.</text:p>
            <text:p/>
            <text:p>TP10: header of class declaration</text:p>
            <text:p/>
            <text:p>TP14: Name of a test method was changed. Since test methods are never called directly, it's in a TP.</text:p>
            <text:p/>
            <text:p>TP17: Added final modifier to class declaration (similar to TP10)</text:p>
            <text:p/>
            <text:p/>
          </table:table-cell>
        </table:table-row>
        <table:table-row table:style-name="ro5">
          <table:table-cell office:value-type="string" calcext:value-type="string">
            <text:p><text:a xlink:href="https://github.com/dropwizard/dropwizard/pull/677" xlink:type="simple">https://github.com/dropwizard/dropwizard/pull/677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P[1, 6, 8, 9]: REST API method that is never called directly in code.</text:p>
            <text:p/>
            <text:p>TP[2, 7, 10]: A test method. Since test methods are never called directly, it's in a TP.</text:p>
            <text:p/>
            <text:p>TP3: Reference to class object, but these are not being considered in our implementation.</text:p>
            <text:p/>
            <text:p>TP[4, 5]: Header of class declaration</text:p>
            <text:p/>
            <text:p>TP11: Call to Logger module</text:p>
            <text:p/>
            <text:p>TP12: New method which only has one call to a static method not in the changeset</text:p>
            <text:p/>
            <text:p/>
          </table:table-cell>
        </table:table-row>
        <table:table-row table:style-name="ro6">
          <table:table-cell office:value-type="string" calcext:value-type="string">
            <text:p><text:a xlink:href="https://github.com/dropwizard/metrics/pull/135" xlink:type="simple">https://github.com/dropwizard/metrics/pull/135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TP6: Empty inner class</text:span></text:p>
            <text:p/>
            <text:p>TP[all but 6]: Header of class declaration</text:p>
            <text:p/>
            <text:p/>
          </table:table-cell>
        </table:table-row>
        <table:table-row table:style-name="ro7">
          <table:table-cell office:value-type="string" calcext:value-type="string">
            <text:p><text:a xlink:href="https://github.com/netty/netty/pull/4" xlink:type="simple">https://github.com/netty/netty/pull/4</text:a>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P[1, 2]: Empty method overriden from base class. Perhaps when a class and its source file are created in a pull request they should all be related.</text:p>
            <text:p/>
            <text:p>TP[3, 12]: A static method to help testing that is not called anywhere.</text:p>
            <text:p/>
            <text:p>TP[4, 5, 13, 16, 18, 19]: Header of class declaration</text:p>
            <text:p/>
            <text:p>TP6: Callback that is likely called in code not included in the changeset</text:p>
            <text:p/>
            <text:p>TP[7, 17]: Method from newly created class that is not related to any other in the class.</text:p>
            <text:p/>
            <text:p>TP[8, 11, 14, 15]: Empty method not called in the changeset code.</text:p>
            <text:p/>
            <text:p>TP[9, 10, 20]: Overriden method which is never called directly in the changeset</text:p>
            <text:p/>
            <text:p>*Only analyzed the first 20 trivial partitions</text:p>
          </table:table-cell>
        </table:table-row>
        <table:table-row table:style-name="ro4">
          <table:table-cell office:value-type="string" calcext:value-type="string">
            <text:p><text:a xlink:href="https://github.com/junit-team/junit/pull/773" xlink:type="simple">https://github.com/junit-team/junit/pull/773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[1, 2, 9, 11]: Empty static inner class</text:p>
            <text:p/>
            <text:p>TP[3, 8, 12]: Header of class declaration</text:p>
            <text:p/>
            <text:p>TP4: Empty test method</text:p>
            <text:p/>
            <text:p>TP5: References to class objects, but these are not being considered in our implementation.</text:p>
            <text:p/>
            <text:p>TP6: Method of completely new class which only references the super class which is not present in the changeset.</text:p>
            <text:p/>
            <text:p>TP7: Empty constructor from static inner class</text:p>
            <text:p/>
            <text:p>TP10: A single line that only contains a right bracket…</text:p>
            <text:p/>
            <text:p>TP[13, 14, 15]: Overriden method that is not called directly</text:p>
          </table:table-cell>
        </table:table-row>
        <table:table-row table:style-name="ro8">
          <table:table-cell office:value-type="string" calcext:value-type="string">
            <text:p><text:a xlink:href="https://github.com/square/okhttp/pull/9" xlink:type="simple">https://github.com/square/okhttp/pull/9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TP[1, 2, 3, 8, 9]: Header of class declaration</text:p>
            <text:p/>
            <text:p>TP[4, 5,10]: Formatting change</text:p>
            <text:p/>
            <text:p>TP6: Empty default constructor</text:p>
            <text:p/>
            <text:p>TP7: Refactoring where the order of operands was reversed</text:p>
            <text:p/>
            <text:p>* Only analyzed the first 10 trivial partitions, because most of the pull request is composed of formatting changes applied automatically by checkstyle.</text:p>
          </table:table-cell>
        </table:table-row>
        <table:table-row table:style-name="ro4">
          <table:table-cell office:value-type="string" calcext:value-type="string">
            <text:p><text:a xlink:href="https://github.com/junit-team/junit/pull/393" xlink:type="simple">https://github.com/junit-team/junit/pull/39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TP[1, 11]</text:span>: <text:span text:style-name="T3">Header of class declaration</text:span></text:p>
            <text:p/>
            <text:p><text:span text:style-name="T2">TP[2, 10]</text:span>: A <text:span text:style-name="T3">single line that only contains a right bracket</text:span>. Apparently happens when empty lines at the end are deleted.</text:p>
            <text:p/>
            <text:p>TP[3, 4]: Adds final keyword to attribute that is not reference in any other diff-region</text:p>
            <text:p/>
            <text:p>TP[5, 7]: Changes a hardcoded string</text:p>
            <text:p/>
            <text:p>TP6: Constructor that is called indirectly by the Junit framework</text:p>
            <text:p/>
            <text:p>TP8: Empty test method</text:p>
            <text:p/>
            <text:p>TP9: Formatting change</text:p>
            <text:p/>
            <text:p>TP12: Test methods</text:p>
          </table:table-cell>
        </table:table-row>
        <table:table-row table:style-name="ro2">
          <table:table-cell office:value-type="string" calcext:value-type="string">
            <text:p><text:a xlink:href="https://github.com/spring-projects/spring-framework/pull/172" xlink:type="simple">https://github.com/spring-projects/spring-framework/pull/172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P[1, 2, 4, 5, 7, 8, 10-14, 16, 18-21, 23, 25]: Method that is not called (directly) in the changeset</text:p>
            <text:p/>
            <text:p>TP[6, 22]: Header of class declaration</text:p>
            <text:p/>
            <text:p>TP[9, 15, 24]: A single line that only contains a right bracket</text:p>
            <text:p/>
            <text:p>TP17: Diff-region containing only spaces and a comment line (should've been ignored)</text:p>
          </table:table-cell>
        </table:table-row>
        <table:table-row table:style-name="ro9">
          <table:table-cell office:value-type="string" calcext:value-type="string">
            <text:p><text:a xlink:href="https://github.com/netty/netty/pull/2048" xlink:type="simple">https://github.com/netty/netty/pull/2048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is pull request is a refactoring where the names of several classes were changed. TPs consist of diff-regions containing the beginning of class declarations: “public class X...”</text:p>
          </table:table-cell>
        </table:table-row>
        <table:table-row table:style-name="ro10">
          <table:table-cell office:value-type="string" calcext:value-type="string">
            <text:p><text:a xlink:href="https://github.com/junit-team/junit/pull/571" xlink:type="simple">https://github.com/junit-team/junit/pull/571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st of the TPs <text:s/>consist of methods that are not called (directly) in the changeset.</text:p>
          </table:table-cell>
        </table:table-row>
        <table:table-row table:style-name="ro11">
          <table:table-cell office:value-type="string" calcext:value-type="string">
            <text:p><text:a xlink:href="https://github.com/dropwizard/metrics/pull/283" xlink:type="simple">https://github.com/dropwizard/metrics/pull/28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P[1-2, 4-7, 10-12, 14-15, 17-20]: Method that is never called directly in the changeset</text:p>
            <text:p/>
            <text:p>TP[3, 8, 9, 13, 16]: Header of class declaration</text:p>
          </table:table-cell>
        </table:table-row>
        <table:table-row table:style-name="ro10">
          <table:table-cell office:value-type="string" calcext:value-type="string">
            <text:p><text:a xlink:href="https://github.com/facebook/presto/pull/2684" xlink:type="simple">https://github.com/facebook/presto/pull/2684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st of the TPs are methods of a completely new testing class that are never called.</text:p>
          </table:table-cell>
        </table:table-row>
        <table:table-row table:style-name="ro9">
          <table:table-cell office:value-type="string" calcext:value-type="string">
            <text:p><text:a xlink:href="https://github.com/netty/netty/pull/3175" xlink:type="simple">https://github.com/netty/netty/pull/3175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 but one of the TPs are diff-regions with methods of a completely new testing class that are never called. The remaining TP is a header of class declaration (e.g. “public class AbstractClassTest...”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6:31:28.434924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20:38:39.326228894</dc:date>
    <dc:creator>victorclf </dc:creator>
    <meta:editing-duration>PT4H58M2S</meta:editing-duration>
    <meta:editing-cycles>70</meta:editing-cycles>
    <meta:generator>LibreOffice/5.0.5.2$Linux_X86_64 LibreOffice_project/00m0$Build-2</meta:generator>
    <meta:document-statistic meta:table-count="1" meta:cell-count="80" meta:object-count="0"/>
  </office:meta>
</office:document-meta>
</file>